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!/bin/bash</text:p>
      <text:p text:style-name="Standard">for run in {1..10}</text:p>
      <text:p text:style-name="Standard">do</text:p>
      <text:p text:style-name="Standard">date +%T</text:p>
      <text:p text:style-name="Standard">#sleep 3</text:p>
      <text:p text:style-name="Standard">done</text:p>
      <text:p text:style-name="Standard"/>
      <text:p text:style-name="Standard">ps -ef | wc -l &gt;&gt; file.txt</text:p>
      <text:p text:style-name="Standard">cat /proc/cpuinfo &gt;&gt; file.txt</text:p>
      <text:p text:style-name="Standard">cat /etc/os-release | grep NAME | head -1 &gt;&gt; file.txt</text:p>
      <text:p text:style-name="Standard">cat /etc/os-release | grep v3.12 | awk '{print$1}' | sed 's/PRETTY_NAME=''//' &gt;&gt; file.txt</text:p>
      <text:p text:style-name="Standard"/>
      <text:p text:style-name="Standard">for run in {50..100}</text:p>
      <text:p text:style-name="Standard">do</text:p>
      <text:p text:style-name="Standard">touch ${run}.txt</text:p>
      <text:p text:style-name="Standard">don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lia Rybtsiv</meta:initial-creator>
    <meta:creation-date>2023-07-04T14:23:18</meta:creation-date>
    <meta:document-statistic meta:table-count="0" meta:image-count="0" meta:object-count="0" meta:page-count="1" meta:paragraph-count="14" meta:word-count="53" meta:character-count="290"/>
    <dc:date>2023-07-04T14:29:38</dc:date>
    <dc:creator>Yulia Rybtsiv</dc:creator>
    <meta:editing-duration>PT6M21S</meta:editing-duration>
    <meta:editing-cycles>1</meta:editing-cycles>
    <meta:generator>OpenOffice/4.1.3$Unix OpenOffice.org_project/413m1$Build-9783</meta:generator>
  </office:meta>
</office:document-meta>
</file>